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7486in" fo:margin-left="0in" fo:margin-top="0in" fo:margin-bottom="0in" table:align="left" style:writing-mode="lr-tb"/>
    </style:style>
    <style:style style:name="Table2.A" style:family="table-column">
      <style:table-column-properties style:column-width="0.4708in"/>
    </style:style>
    <style:style style:name="Table2.B" style:family="table-column">
      <style:table-column-properties style:column-width="2.6542in"/>
    </style:style>
    <style:style style:name="Table2.C" style:family="table-column">
      <style:table-column-properties style:column-width="0.5653in"/>
    </style:style>
    <style:style style:name="Table2.D" style:family="table-column">
      <style:table-column-properties style:column-width="0.9972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1.1236in"/>
    </style:style>
    <style:style style:name="Table2.1" style:family="table-row">
      <style:table-row-properties style:min-row-height="0.284in" fo:keep-together="auto"/>
    </style:style>
    <style:style style:name="Table2.A1" style:family="table-cell">
      <style:table-cell-properties style:vertical-align="middle" fo:background-color="#473e8a" fo:padding-left="0.075in" fo:padding-right="0.075in" fo:padding-top="0.0382in" fo:padding-bottom="0.0382in" fo:border-left="0.5pt solid #000000" fo:border-right="none" fo:border-top="0.5pt solid #000000" fo:border-bottom="0.5pt solid #000000">
        <style:background-image/>
      </style:table-cell-properties>
    </style:style>
    <style:style style:name="Table2.F1" style:family="table-cell">
      <style:table-cell-properties style:vertical-align="middle" fo:background-color="#473e8a" fo:padding-left="0.075in" fo:padding-right="0.075in" fo:padding-top="0.0382in" fo:padding-bottom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#f2f2f2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2778in" fo:keep-together="auto"/>
    </style:style>
    <style:style style:name="Table2.A3" style:family="table-cell">
      <style:table-cell-properties style:vertical-align="middle" fo:background-color="#dad7ed" fo:padding-left="0.075in" fo:padding-right="0.075in" fo:padding-top="0in" fo:padding-bottom="0in" fo:border="0.5pt solid #000000">
        <style:background-image/>
      </style:table-cell-properties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2201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E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" style:family="table">
      <style:table-properties style:width="6.7486in" fo:margin-left="0in" fo:margin-top="0in" fo:margin-bottom="0in" table:align="left" style:writing-mode="lr-tb"/>
    </style:style>
    <style:style style:name="Table1.A" style:family="table-column">
      <style:table-column-properties style:column-width="0.4708in"/>
    </style:style>
    <style:style style:name="Table1.B" style:family="table-column">
      <style:table-column-properties style:column-width="3.4056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8722in"/>
    </style:style>
    <style:style style:name="Table1.1" style:family="table-row">
      <style:table-row-properties style:min-row-height="0.2799in" fo:keep-together="auto"/>
    </style:style>
    <style:style style:name="Table1.A1" style:family="table-cell">
      <style:table-cell-properties style:vertical-align="middle" fo:background-color="#473e8a" fo:padding-left="0.075in" fo:padding-right="0.075in" fo:padding-top="0.0382in" fo:padding-bottom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473e8a" fo:padding-left="0.075in" fo:padding-right="0.075in" fo:padding-top="0.0382in" fo:padding-bottom="0.0382in" fo:border="0.5pt solid #000000">
        <style:background-image/>
      </style:table-cell-properties>
    </style:style>
    <style:style style:name="Table1.2" style:family="table-row">
      <style:table-row-properties style:min-row-height="0.284in" fo:keep-together="auto"/>
    </style:style>
    <style:style style:name="Table1.A2" style:family="table-cell">
      <style:table-cell-properties style:vertical-align="middle" fo:background-color="#f2f2f2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style:vertical-align="middle" fo:background-color="#dad7ed" fo:padding-left="0.075in" fo:padding-right="0.075in" fo:padding-top="0in" fo:padding-bottom="0in" fo:border="0.5pt solid #000000">
        <style:background-image/>
      </style:table-cell-properties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2201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31264"/>
    </style:style>
    <style:style style:name="P2" style:family="paragraph" style:parent-style-name="Standard">
      <style:paragraph-properties fo:text-align="start" style:justify-single-word="false"/>
      <style:text-properties officeooo:paragraph-rsid="0072e0f6"/>
    </style:style>
    <style:style style:name="P3" style:family="paragraph" style:parent-style-name="Standard">
      <style:text-properties officeooo:paragraph-rsid="00131264"/>
    </style:style>
    <style:style style:name="P4" style:family="paragraph" style:parent-style-name="Standard">
      <style:text-properties officeooo:paragraph-rsid="0072e0f6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style:font-name="Times New Roman" fo:font-size="10pt" officeooo:paragraph-rsid="00131264" style:font-size-asian="10pt" style:font-name-complex="Times New Roman1" style:font-size-complex="10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style:font-name="Times New Roman" fo:font-size="10pt" officeooo:paragraph-rsid="0072e0f6" style:font-size-asian="10pt" style:font-name-complex="Times New Roman1" style:font-size-complex="10pt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595959" loext:opacity="100%" style:font-name="Times New Roman" fo:font-size="10pt" officeooo:paragraph-rsid="00131264" style:font-size-asian="10pt" style:font-name-complex="Times New Roman1" style:font-size-complex="10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595959" loext:opacity="100%" style:font-name="Times New Roman" fo:font-size="10pt" officeooo:paragraph-rsid="0072e0f6" style:font-size-asian="10pt" style:font-name-complex="Times New Roman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595959" loext:opacity="100%" style:font-name="Times New Roman" fo:font-size="10pt" officeooo:paragraph-rsid="00131264" style:font-size-asian="10pt" style:font-name-complex="Times New Roman1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595959" loext:opacity="100%" style:font-name="Times New Roman" fo:font-size="10pt" officeooo:paragraph-rsid="0072e0f6" style:font-size-asian="10pt" style:font-name-complex="Times New Roman1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style:font-name="Times New Roman" fo:font-size="10pt" officeooo:rsid="006bd452" officeooo:paragraph-rsid="0072e0f6" style:font-size-asian="10pt" style:font-name-complex="Times New Roman1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style:font-name="Times New Roman" fo:font-size="10pt" officeooo:rsid="00811608" officeooo:paragraph-rsid="006bd452" style:font-size-asian="10pt" style:font-name-complex="Times New Roman1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595959" loext:opacity="100%" style:font-name="Times New Roman" fo:font-size="14pt" officeooo:paragraph-rsid="00131264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595959" loext:opacity="100%" style:font-name="Times New Roman" fo:font-size="14pt" officeooo:rsid="009f4501" officeooo:paragraph-rsid="009f450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131264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305cd3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35d7fd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573527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72e0f6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8b2e81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paragraph-rsid="00131264" fo:background-color="transparent" style:font-size-asian="10pt" style:font-name-complex="Times New Roman1" style:font-size-complex="10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paragraph-rsid="0072e0f6" fo:background-color="transparent" style:font-size-asian="10pt" style:font-name-complex="Times New Roman1" style:font-size-complex="10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rsid="002b009a" officeooo:paragraph-rsid="002b009a" fo:background-color="transparent" style:font-size-asian="10pt" style:font-name-complex="Times New Roman1" style:font-size-complex="10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rsid="002b009a" officeooo:paragraph-rsid="0072e0f6" fo:background-color="transparent" style:font-size-asian="10pt" style:font-name-complex="Times New Roman1" style:font-size-complex="10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rsid="007a723e" officeooo:paragraph-rsid="007a723e" fo:background-color="transparent" style:font-size-asian="10pt" style:font-name-complex="Times New Roman1" style:font-size-complex="10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color="#595959" loext:opacity="100%" style:font-name="Times New Roman" fo:font-size="22pt" fo:font-weight="bold" officeooo:rsid="009f4501" officeooo:paragraph-rsid="009f4501" style:font-size-asian="22pt" style:font-weight-asian="bold" style:font-name-complex="Times New Roman1" style:font-size-complex="22pt" style:font-weight-complex="bold"/>
    </style:style>
    <style:style style:name="T1" style:family="text">
      <style:text-properties fo:color="#595959" loext:opacity="100%" style:font-name="Times New Roman" fo:font-size="14pt" officeooo:rsid="002b1c27" style:font-size-asian="14pt" style:font-name-complex="Times New Roman1" style:font-size-complex="14pt"/>
    </style:style>
    <style:style style:name="T2" style:family="text">
      <style:text-properties fo:color="#595959" loext:opacity="100%" style:font-name="Times New Roman" fo:font-size="14pt" officeooo:rsid="003e6a5c" style:font-size-asian="14pt" style:font-name-complex="Times New Roman1" style:font-size-complex="14pt"/>
    </style:style>
    <style:style style:name="T3" style:family="text">
      <style:text-properties fo:color="#595959" loext:opacity="100%" style:font-name="Times New Roman" fo:font-size="14pt" officeooo:rsid="006ed82a" style:font-size-asian="14pt" style:font-name-complex="Times New Roman1" style:font-size-complex="14pt"/>
    </style:style>
    <style:style style:name="T4" style:family="text">
      <style:text-properties fo:color="#595959" loext:opacity="100%" style:font-name="Times New Roman" fo:font-size="14pt" officeooo:rsid="0072e0f6" style:font-size-asian="14pt" style:font-name-complex="Times New Roman1" style:font-size-complex="14pt"/>
    </style:style>
    <style:style style:name="T5" style:family="text">
      <style:text-properties officeooo:rsid="006100f5"/>
    </style:style>
    <style:style style:name="T6" style:family="text">
      <style:text-properties officeooo:rsid="00813485"/>
    </style:style>
    <style:style style:name="T7" style:family="text">
      <style:text-properties officeooo:rsid="00a245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fom" text:name="py3o.options.date_from"/>
        <text:user-field-decl office:value-type="string" office:string-value="date to" text:name="py3o.options.date_to"/>
        <text:user-field-decl office:value-type="string" office:string-value="records" text:name="py3o.options.records"/>
        <text:user-field-decl office:value-type="string" office:string-value="record.parent" text:name="py3o.record.parent"/>
        <text:user-field-decl office:value-type="string" office:string-value="record.total_qty" text:name="py3o.record.total_qty"/>
        <text:user-field-decl office:value-type="string" office:string-value="record.total_amt_display" text:name="py3o.record.total_amt_display"/>
        <text:user-field-decl office:value-type="string" office:string-value="report_of_item" text:name="py3o.line.report_of_item"/>
        <text:user-field-decl office:value-type="string" office:string-value="qty" text:name="py3o.line.qty"/>
        <text:user-field-decl office:value-type="string" office:string-value="uom" text:name="py3o.line.uom"/>
        <text:user-field-decl office:value-type="string" office:string-value="price_unit_display" text:name="py3o.line.price_unit_display"/>
        <text:user-field-decl office:value-type="string" office:string-value="price_subtotal_display" text:name="py3o.line.price_subtotal_display"/>
        <text:user-field-decl office:value-type="string" office:string-value="record.lines" text:name="py3o.record.lines"/>
        <text:user-field-decl office:value-type="string" office:string-value="number" text:name="py3o.no"/>
      </text:user-field-decls>
      <text:p text:style-name="P26">Inventory Report</text:p>
      <text:p text:style-name="P14"/>
      <text:p text:style-name="P13"/>
      <text:p text:style-name="P1"><text:a xlink:type="simple" xlink:href="py3o://if=%22options.report_of%20==%20'product'%22" text:style-name="Internet_20_link" text:visited-style-name="Visited_20_Internet_20_Link"><text:span text:style-name="T1">if="options.report_of == 'product'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1">No.</text:p>
          </table:table-cell>
          <table:table-cell table:style-name="Table2.A1" office:value-type="string">
            <text:p text:style-name="P23">Item</text:p>
          </table:table-cell>
          <table:table-cell table:style-name="Table2.A1" office:value-type="string">
            <text:p text:style-name="P23">Qty</text:p>
          </table:table-cell>
          <table:table-cell table:style-name="Table2.A1" office:value-type="string">
            <text:p text:style-name="P23">UOM</text:p>
          </table:table-cell>
          <table:table-cell table:style-name="Table2.A1" office:value-type="string">
            <text:p text:style-name="P23">Unit Price</text:p>
          </table:table-cell>
          <table:table-cell table:style-name="Table2.F1" office:value-type="string">
            <text:p text:style-name="P23">Total</text:p>
          </table:table-cell>
        </table:table-row>
        <table:table-row table:style-name="Table2.1">
          <table:table-cell table:style-name="Table2.A2" table:number-columns-spanned="6" office:value-type="string">
            <text:p text:style-name="P16"><text:a xlink:type="simple" xlink:href="py3o://for=%22record%20in%20records%22" text:style-name="Internet_20_link" text:visited-style-name="Visited_20_Internet_20_Link"><text:span text:style-name="T5">for="record in record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6" office:value-type="string">
            <text:p text:style-name="P7"><text:user-field-get text:name="py3o.record.parent">record.parent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4" table:number-columns-spanned="6" office:value-type="string">
            <text:p text:style-name="P15"><text:a xlink:type="simple" xlink:href="py3o://for=%22no,%20line%20in%20enumerate(list(record.lines.values()),%201)%22" text:style-name="Internet_20_link" text:visited-style-name="Visited_20_Internet_20_Link"><text:span text:style-name="T6">for="no, line in enumerate(list(record.lines.values()), 1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12"><text:user-field-get text:name="py3o.no">number</text:user-field-get></text:p>
          </table:table-cell>
          <table:table-cell table:style-name="Table2.B5" office:value-type="string">
            <text:p text:style-name="P7"><text:user-field-get text:name="py3o.line.report_of_item">report_of_item</text:user-field-get></text:p>
          </table:table-cell>
          <table:table-cell table:style-name="Table2.C5" office:value-type="string">
            <text:p text:style-name="P5"><text:user-field-get text:name="py3o.line.qty">qty</text:user-field-get></text:p>
          </table:table-cell>
          <table:table-cell table:style-name="Table2.D5" office:value-type="string">
            <text:p text:style-name="P5"><text:user-field-get text:name="py3o.line.uom">uom</text:user-field-get></text:p>
          </table:table-cell>
          <table:table-cell table:style-name="Table2.E5" office:value-type="string">
            <text:p text:style-name="P5"><text:user-field-get text:name="py3o.line.price_unit_display">price_unit_display</text:user-field-get></text:p>
          </table:table-cell>
          <table:table-cell table:style-name="Table2.F5" office:value-type="string">
            <text:p text:style-name="P9"><text:user-field-get text:name="py3o.line.price_subtotal_display">price_subtotal_display</text:user-field-get></text:p>
          </table:table-cell>
        </table:table-row>
        <table:table-row table:style-name="Table2.5">
          <table:table-cell table:style-name="Table2.A6" table:number-columns-spanned="6" office:value-type="string">
            <text:p text:style-name="P17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7" table:number-columns-spanned="6" office:value-type="string">
            <text:p text:style-name="P18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><text:a xlink:type="simple" xlink:href="py3o:///if" text:style-name="Internet_20_link" text:visited-style-name="Visited_20_Internet_20_Link"><text:span text:style-name="T3">/if</text:span></text:a></text:p>
      <text:p text:style-name="P2"><text:a xlink:type="simple" xlink:href="py3o://if=%22options.report_of%20in%20['product_group',%20'product_category']%22" text:style-name="Internet_20_link" text:visited-style-name="Visited_20_Internet_20_Link"><text:span text:style-name="T4">if="options.report_of in ['product_group', 'product_category']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No.</text:p>
          </table:table-cell>
          <table:table-cell table:style-name="Table1.A1" office:value-type="string">
            <text:p text:style-name="P24">Item</text:p>
          </table:table-cell>
          <table:table-cell table:style-name="Table1.A1" office:value-type="string">
            <text:p text:style-name="P24">Qty</text:p>
          </table:table-cell>
          <table:table-cell table:style-name="Table1.D1" office:value-type="string">
            <text:p text:style-name="P25">Total</text:p>
          </table:table-cell>
        </table:table-row>
        <table:table-row table:style-name="Table1.2">
          <table:table-cell table:style-name="Table1.A2" table:number-columns-spanned="4" office:value-type="string">
            <text:p text:style-name="P19"><text:a xlink:type="simple" xlink:href="py3o://for=%22record%20in%20records%22" text:style-name="Internet_20_link" text:visited-style-name="Visited_20_Internet_20_Link"><text:span text:style-name="T5">for="record in records"</text:span></text:a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8"><text:user-field-get text:name="py3o.record.parent">record.parent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20"><text:a xlink:type="simple" xlink:href="py3o://for=%22no,%20line%20in%20enumerate(list(record.lines.values()),%201)%22" text:style-name="Internet_20_link" text:visited-style-name="Visited_20_Internet_20_Link"><text:span text:style-name="T6">for="no, line in enumerate(list(record.lines.values()), 1)"</text:span></text:a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1"><text:user-field-get text:name="py3o.no">number</text:user-field-get></text:p>
          </table:table-cell>
          <table:table-cell table:style-name="Table1.B5" office:value-type="string">
            <text:p text:style-name="P8"><text:user-field-get text:name="py3o.line.report_of_item">report_of_item</text:user-field-get></text:p>
          </table:table-cell>
          <table:table-cell table:style-name="Table1.C5" office:value-type="string">
            <text:p text:style-name="P6"><text:user-field-get text:name="py3o.line.qty">qty</text:user-field-get></text:p>
          </table:table-cell>
          <table:table-cell table:style-name="Table1.D5" office:value-type="string">
            <text:p text:style-name="P10"><text:user-field-get text:name="py3o.line.price_unit_display">price_unit_display</text:user-field-get></text:p>
          </table:table-cell>
        </table:table-row>
        <table:table-row table:style-name="Table1.5">
          <table:table-cell table:style-name="Table1.A6" table:number-columns-spanned="4" office:value-type="string">
            <text:p text:style-name="P19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7" table:number-columns-spanned="4" office:value-type="string">
            <text:p text:style-name="P19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</table:table-row>
      </table:table>
      <text:p text:style-name="P4"><text:a xlink:type="simple" xlink:href="py3o:///if" text:style-name="Internet_20_link" text:visited-style-name="Visited_20_Internet_20_Link"><text:span text:style-name="T3">/if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30T09:13:55.154309278</meta:creation-date>
    <dc:date>2023-02-13T13:55:12.503000000</dc:date>
    <meta:editing-duration>PT21H48M32S</meta:editing-duration>
    <meta:editing-cycles>40</meta:editing-cycles>
    <meta:generator>LibreOffice/7.4.1.2$Windows_X86_64 LibreOffice_project/3c58a8f3a960df8bc8fd77b461821e42c061c5f0</meta:generator>
    <meta:document-statistic meta:table-count="2" meta:image-count="0" meta:object-count="0" meta:page-count="1" meta:paragraph-count="35" meta:word-count="54" meta:character-count="476" meta:non-whitespace-character-count="457"/>
  </office:meta>
</office:document-meta>
</file>